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5.6638in"/>
    </style:style>
    <style:style style:name="co4" style:family="table-column">
      <style:table-column-properties fo:break-before="auto" style:column-width="2.640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Tabla</text:p>
          </table:table-cell>
          <table:table-cell office:value-type="string" calcext:value-type="string">
            <text:p>FACTURA</text:p>
          </table:table-cell>
          <table:table-cell office:value-type="string" calcext:value-type="string">
            <text:p>FACTURA_AUX</text:p>
          </table:table-cell>
          <table:table-cell office:value-type="string" calcext:value-type="string">
            <text:p>DETALLE</text:p>
          </table:table-cell>
        </table:table-row>
        <table:table-row table:style-name="ro1">
          <table:table-cell office:value-type="string" calcext:value-type="string">
            <text:p>Evento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BEF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INSERTAR TUPLA EN FACTURA_AUX(NRO) VALUES (NEW.NRO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IF (NEW.NRO &lt;&gt; OLD.NRO) EXCEPTION</text:p>
            <text:p>IF (NEW.ESTADO &lt;&gt; OLD.ESTADO) </text:p>
            <text:p>IF (ESTADO = 1)</text:p>
            <text:p>IF (NOT EXISTS(SELECT * FROM DETALLE WHERE NRO = NEW.NRO)) EXCEPTION</text:p>
          </table:table-cell>
          <table:table-cell/>
          <table:table-cell office:value-type="string" calcext:value-type="string">
            <text:p>No permitir modificar clave primaria</text:p>
            <text:p>No permitir modificar cantidad y precio si la factura esta terminada</text:p>
          </table:table-cell>
        </table:table-row>
        <table:table-row table:style-name="ro3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IF (NEW.ESTADO &lt;&gt; OLD.ESTADO)</text:p>
            <text:p>IF (ESTADO = 1)</text:p>
            <text:p>Calcular valores, insertarlos en FACTURA_A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BEF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Eliminar tupla en factura_au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5:21:30.113267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1T17:24:08.763098908</meta:creation-date>
    <dc:date>2020-05-03T16:38:34.680121556</dc:date>
    <meta:editing-duration>PT49M16S</meta:editing-duration>
    <meta:editing-cycles>3</meta:editing-cycles>
    <meta:generator>LibreOffice/6.4.2.2$Linux_X86_64 LibreOffice_project/40$Build-2</meta:generator>
    <meta:document-statistic meta:table-count="1" meta:cell-count="19" meta:object-count="0"/>
  </office:meta>
</office:document-meta>
</file>